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DELHUALLAGA CORPORACION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73418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INGO MARI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068309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SILVA CHAMORRO JUAN ISAAC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096997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0 683 09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DELHUALLAGA CORPORACION SR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3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3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6200455</text:p>
          </table:table-cell>
          <table:table-cell table:style-name="Tabla2.D3" office:value-type="string">
            <text:p text:style-name="P17">2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6/08/2021</text:p>
          </table:table-cell>
          <table:table-cell table:style-name="Tabla2.A4" office:value-type="string">
            <text:p text:style-name="P16">45607384</text:p>
          </table:table-cell>
          <table:table-cell table:style-name="Tabla2.D4" office:value-type="string">
            <text:p text:style-name="P17">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2:47:3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